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Mono CJK JP" svg:font-family="'Noto Sans Mono CJK JP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loext:opacity="100%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start"/>
      <style:text-properties style:text-line-through-style="none" style:text-line-through-type="none" style:font-name="Arial2" fo:font-style="normal" style:text-underline-style="none"/>
    </style:style>
    <style:style style:name="P5" style:family="paragraph">
      <style:paragraph-properties fo:text-align="center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text-line-through-type="none" style:font-name="Arial1" fo:font-size="18pt" fo:font-style="normal" style:text-underline-style="none" fo:font-weight="bold"/>
    </style:style>
    <style:style style:name="P7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/>
    </style:style>
    <style:style style:name="P9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 #000000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xtRsCedente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2" form:id="control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3" form:id="control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4" form:id="control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Quantidade" form:control-implementation="ooo:com.sun.star.form.component.TextField" xml:id="control5" form:id="control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6" form:id="control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7" form:id="control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8" form:id="control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9" form:id="control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10" form:id="control1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11" form:id="control1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12" form:id="control1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13" form:id="control1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14" form:id="control1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15" form:id="control1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16" form:id="control1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7" form:id="control1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8" form:id="control1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9" form:id="control1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20" form:id="control2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21" form:id="control2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22" form:id="control2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23" form:id="control2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24" form:id="control2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25" form:id="control2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26" form:id="control2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7" form:id="control2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9" form:id="control2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30" form:id="control3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31" form:id="control3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32" form:id="control3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33" form:id="control3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34" form:id="control3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35" form:id="control3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36" form:id="control3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7" form:id="control3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8" form:id="control3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9" form:id="control3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40" form:id="control4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41" form:id="control4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42" form:id="control4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43" form:id="control4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SacadorAvalistaL1" form:control-implementation="ooo:com.sun.star.form.component.TextField" xml:id="control44" form:id="control4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odigoBarra" form:control-implementation="ooo:com.sun.star.form.component.TextField" xml:id="control45" form:id="control4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46" form:id="control4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47" form:id="control4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8" form:id="control4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9" form:id="control4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50" form:id="control5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51" form:id="control5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2" form:id="control5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53" form:id="control5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54" form:id="control5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55" form:id="control5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56" form:id="control5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SacadorAvalistaL2" form:control-implementation="ooo:com.sun.star.form.component.TextField" xml:id="control57" form:id="control5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SacadorAvalistaL3" form:control-implementation="ooo:com.sun.star.form.component.TextField" xml:id="control58" form:id="control5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name="Shape1" draw:style-name="gr4" draw:text-style-name="P10" svg:width="4.478cm" svg:height="1.235cm" svg:x="0.25cm" svg:y="1.122cm"><text:p/></draw:rect><draw:rect text:anchor-type="paragraph" draw:z-index="1" draw:name="Shape2" draw:style-name="gr4" draw:text-style-name="P10" svg:width="1.989cm" svg:height="1.241cm" svg:x="4.763cm" svg:y="1.122cm"><text:p/></draw:rect><draw:rect text:anchor-type="paragraph" draw:z-index="2" draw:name="Shape3" draw:style-name="gr4" draw:text-style-name="P10" svg:width="12.593cm" svg:height="1.23cm" svg:x="6.787cm" svg:y="1.124cm"><text:p/></draw:rect><draw:custom-shape text:anchor-type="paragraph" draw:z-index="3" draw:name="Shape4" draw:style-name="gr3" draw:text-style-name="P9" svg:width="8.937cm" svg:height="0.75cm" svg:x="0.25cm" svg:y="2.36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5" draw:style-name="gr3" draw:text-style-name="P9" svg:width="3.786cm" svg:height="0.75cm" svg:x="9.186cm" svg:y="2.36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6" draw:style-name="gr3" draw:text-style-name="P9" svg:width="1.158cm" svg:height="0.75cm" svg:x="12.972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Shape7" draw:style-name="gr3" draw:text-style-name="P9" svg:width="1.493cm" svg:height="0.75cm" svg:x="14.129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8" draw:style-name="gr3" draw:text-style-name="P9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name="Shape9" draw:style-name="gr3" draw:text-style-name="P9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Shape10" draw:style-name="gr3" draw:text-style-name="P9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Shape11" draw:style-name="gr3" draw:text-style-name="P9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Shape12" draw:style-name="gr3" draw:text-style-name="P9" svg:width="5.248cm" svg:height="0.75cm" svg:x="14.129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name="Shape13" draw:style-name="gr3" draw:text-style-name="P9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Shape14" draw:style-name="gr3" draw:text-style-name="P9" svg:width="3.312cm" svg:height="0.75cm" svg:x="4.292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Shape15" draw:style-name="gr3" draw:text-style-name="P9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Shape16" draw:style-name="gr3" draw:text-style-name="P9" svg:width="3.289cm" svg:height="0.75cm" svg:x="10.841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Shape17" draw:style-name="gr3" draw:text-style-name="P9" svg:width="5.248cm" svg:height="0.75cm" svg:x="14.129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name="Shape18" draw:style-name="gr3" draw:text-style-name="P9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Shape19" draw:style-name="gr3" draw:text-style-name="P9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name="Shape20" draw:style-name="gr9" draw:text-style-name="P13" svg:width="3.123cm" svg:height="0.385cm" svg:x="16.258cm" svg:y="0.688cm"><draw:text-box><text:p text:style-name="P12"><text:span text:style-name="T4">RECIBO DO PAGADOR</text:span></text:p></draw:text-box></draw:frame><draw:line text:anchor-type="paragraph" draw:z-index="20" draw:name="Shape21" draw:style-name="gr8" draw:text-style-name="P14" svg:x1="0.252cm" svg:y1="6.643cm" svg:x2="19.379cm" svg:y2="6.643cm"><text:p/></draw:line><draw:custom-shape text:anchor-type="paragraph" draw:z-index="21" draw:name="Shape22" draw:style-name="gr3" draw:text-style-name="P9" svg:width="19.128cm" svg:height="1.62cm" svg:x="0.252cm" svg:y="15.074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2" draw:name="Shape23" draw:style-name="gr7" draw:text-style-name="P11" svg:width="2.015cm" svg:height="0.248cm" svg:x="17.383cm" svg:y="6.376cm"><draw:text-box><text:p><text:span text:style-name="T3">Corte na linha abaixo</text:span></text:p></draw:text-box></draw:frame><draw:custom-shape text:anchor-type="paragraph" draw:z-index="23" draw:name="Shape24" draw:style-name="gr3" draw:text-style-name="P9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Shape25" draw:style-name="gr3" draw:text-style-name="P9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Shape26" draw:style-name="gr3" draw:text-style-name="P9" svg:width="14.579cm" svg:height="0.75cm" svg:x="0.25cm" svg:y="9.081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name="Shape27" draw:style-name="gr3" draw:text-style-name="P9" svg:width="4.552cm" svg:height="0.75cm" svg:x="14.829cm" svg:y="9.081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name="Shape28" draw:style-name="gr3" draw:text-style-name="P9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name="Shape29" draw:style-name="gr3" draw:text-style-name="P9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name="Shape30" draw:style-name="gr3" draw:text-style-name="P9" svg:width="4.552cm" svg:height="0.75cm" svg:x="14.829cm" svg:y="11.32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name="Shape31" draw:style-name="gr3" draw:text-style-name="P9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name="Shape32" draw:style-name="gr3" draw:text-style-name="P9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name="Shape33" draw:style-name="gr3" draw:text-style-name="P9" svg:width="4.552cm" svg:height="0.75cm" svg:x="14.829cm" svg:y="13.578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name="Shape34" draw:style-name="gr3" draw:text-style-name="P9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name="Shape35" draw:style-name="gr3" draw:text-style-name="P9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name="Shape36" draw:style-name="gr3" draw:text-style-name="P9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name="Shape37" draw:style-name="gr3" draw:text-style-name="P9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name="Shape38" draw:style-name="gr3" draw:text-style-name="P9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name="Shape39" draw:style-name="gr3" draw:text-style-name="P9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name="Shape40" draw:style-name="gr3" draw:text-style-name="P9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name="Shape41" draw:style-name="gr3" draw:text-style-name="P9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name="Shape42" draw:style-name="gr3" draw:text-style-name="P9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name="Shape43" draw:style-name="gr3" draw:text-style-name="P9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name="Shape44" draw:style-name="gr3" draw:text-style-name="P9" svg:width="3.562cm" svg:height="0.75cm" svg:x="7.264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name="Shape45" draw:style-name="gr3" draw:text-style-name="P9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name="Shape46" draw:style-name="gr3" draw:text-style-name="P9" svg:width="14.579cm" svg:height="3.749cm" svg:x="0.25cm" svg:y="11.329cm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6" draw:name="Shape47" draw:style-name="gr6" draw:text-style-name="P13" svg:width="3.915cm" svg:height="0.327cm" svg:x="15.466cm" svg:y="18.538cm"><draw:text-box><text:p text:style-name="P12"><text:span text:style-name="T4">FICHA DE COMPENSAÇÃO</text:span></text:p></draw:text-box></draw:frame><draw:frame text:anchor-type="paragraph" draw:z-index="47" draw:name="Shape48" draw:style-name="gr5" draw:text-style-name="P11" svg:width="2.357cm" svg:height="0.332cm" svg:x="12.487cm" svg:y="18.567cm"><draw:text-box><text:p><text:span text:style-name="T3">Autenticação Mecânica</text:span></text:p></draw:text-box></draw:frame><draw:rect text:anchor-type="paragraph" draw:z-index="48" draw:name="Shape49" draw:style-name="gr4" draw:text-style-name="P10" svg:width="4.478cm" svg:height="1.235cm" svg:x="0.25cm" svg:y="7.091cm"><text:p/></draw:rect><draw:rect text:anchor-type="paragraph" draw:z-index="49" draw:name="Shape50" draw:style-name="gr4" draw:text-style-name="P10" svg:width="1.989cm" svg:height="1.241cm" svg:x="4.763cm" svg:y="7.091cm"><text:p/></draw:rect><draw:rect text:anchor-type="paragraph" draw:z-index="50" draw:name="Shape51" draw:style-name="gr4" draw:text-style-name="P10" svg:width="12.593cm" svg:height="1.23cm" svg:x="6.787cm" svg:y="7.093cm"><text:p/></draw:rect><draw:custom-shape text:anchor-type="paragraph" draw:z-index="51" draw:name="Shape52" draw:style-name="gr3" draw:text-style-name="P9" svg:width="19.134cm" svg:height="0.75cm" svg:x="0.25cm" svg:y="4.609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g text:anchor-type="paragraph" draw:z-index="52" draw:name="Shape53" draw:style-name="gr1"><draw:control draw:style-name="gr2" draw:text-style-name="P4" svg:width="8.699cm" svg:height="0.396cm" svg:x="0.411cm" svg:y="2.662cm" draw:control="control1"/><draw:control draw:style-name="gr2" draw:text-style-name="P4" svg:width="3.527cm" svg:height="0.396cm" svg:x="9.327cm" svg:y="2.662cm" draw:control="control2"/><draw:control draw:style-name="gr2" draw:text-style-name="P4" svg:width="0.929cm" svg:height="0.396cm" svg:x="13.12cm" svg:y="2.662cm" draw:control="control3"/><draw:control draw:style-name="gr2" draw:text-style-name="P5" svg:width="4.123cm" svg:height="0.953cm" svg:x="0.455cm" svg:y="1.279cm" draw:control="control4"/><draw:control draw:style-name="gr2" draw:text-style-name="P4" svg:width="1.274cm" svg:height="0.396cm" svg:x="14.27cm" svg:y="2.662cm" draw:control="control5"/><draw:control draw:style-name="gr2" draw:text-style-name="P4" svg:width="3.555cm" svg:height="0.401cm" svg:x="15.742cm" svg:y="2.662cm" draw:control="control6"/><draw:control draw:name="txtNumeroDocumento" draw:style-name="gr2" draw:text-style-name="P4" svg:width="5.696cm" svg:height="0.396cm" svg:x="0.411cm" svg:y="3.412cm" draw:control="control7"/><draw:control draw:name="txtNumeroDocumento" draw:style-name="gr2" draw:text-style-name="P4" svg:width="3.682cm" svg:height="0.396cm" svg:x="6.341cm" svg:y="3.412cm" draw:control="control8"/><draw:control draw:name="txtNumeroDocumento" draw:style-name="gr2" draw:text-style-name="P4" svg:width="3.793cm" svg:height="0.396cm" svg:x="10.259cm" svg:y="3.412cm" draw:control="control9"/><draw:control draw:name="txtNumeroDocumento" draw:style-name="gr2" draw:text-style-name="P4" svg:width="5.024cm" svg:height="0.396cm" svg:x="14.268cm" svg:y="3.412cm" draw:control="control10"/><draw:control draw:name="txtNumeroDocumento" draw:style-name="gr2" draw:text-style-name="P4" svg:width="3.795cm" svg:height="0.396cm" svg:x="0.411cm" svg:y="4.161cm" draw:control="control11"/><draw:control draw:name="txtNumeroDocumento" draw:style-name="gr2" draw:text-style-name="P4" svg:width="3.086cm" svg:height="0.396cm" svg:x="4.42cm" svg:y="4.161cm" draw:control="control12"/><draw:control draw:name="txtNumeroDocumento" draw:style-name="gr2" draw:text-style-name="P4" svg:width="3.049cm" svg:height="0.396cm" svg:x="7.701cm" svg:y="4.161cm" draw:control="control13"/><draw:control draw:name="txtNumeroDocumento" draw:style-name="gr2" draw:text-style-name="P4" svg:width="3.049cm" svg:height="0.396cm" svg:x="10.966cm" svg:y="4.161cm" draw:control="control14"/><draw:control draw:name="txtNumeroDocumento" draw:style-name="gr2" draw:text-style-name="P4" svg:width="5.061cm" svg:height="0.396cm" svg:x="14.231cm" svg:y="4.161cm" draw:control="control15"/><draw:control draw:name="txtNumeroDocumento" draw:style-name="gr2" draw:text-style-name="P4" svg:width="14.537cm" svg:height="0.396cm" svg:x="0.411cm" svg:y="5.661cm" draw:control="control16"/><draw:control draw:style-name="gr2" draw:text-style-name="P6" svg:width="1.851cm" svg:height="0.952cm" svg:x="4.835cm" svg:y="1.274cm" draw:control="control17"/><draw:control draw:style-name="gr2" draw:text-style-name="P7" svg:width="12.286cm" svg:height="0.953cm" svg:x="6.939cm" svg:y="1.279cm" draw:control="control18"/><draw:control draw:style-name="gr2" draw:text-style-name="P5" svg:width="4.123cm" svg:height="0.953cm" svg:x="0.455cm" svg:y="7.248cm" draw:control="control19"/><draw:control draw:style-name="gr2" draw:text-style-name="P6" svg:width="1.851cm" svg:height="0.952cm" svg:x="4.835cm" svg:y="7.248cm" draw:control="control20"/><draw:control draw:style-name="gr2" draw:text-style-name="P7" svg:width="12.286cm" svg:height="0.953cm" svg:x="6.939cm" svg:y="7.248cm" draw:control="control21"/><draw:control draw:style-name="gr2" draw:text-style-name="P4" svg:width="14.311cm" svg:height="0.396cm" svg:x="0.411cm" svg:y="8.64cm" draw:control="control22"/><draw:control draw:style-name="gr2" draw:text-style-name="P4" svg:width="14.311cm" svg:height="0.396cm" svg:x="0.411cm" svg:y="9.383cm" draw:control="control23"/><draw:control draw:style-name="gr2" draw:text-style-name="P4" svg:width="4.313cm" svg:height="0.396cm" svg:x="14.94cm" svg:y="8.64cm" draw:control="control24"/><draw:control draw:style-name="gr2" draw:text-style-name="P4" svg:width="4.313cm" svg:height="0.396cm" svg:x="14.94cm" svg:y="9.383cm" draw:control="control25"/><draw:control draw:style-name="gr2" draw:text-style-name="P4" svg:width="4.315cm" svg:height="0.396cm" svg:x="14.958cm" svg:y="10.885cm" draw:control="control26"/><draw:control draw:style-name="gr2" draw:text-style-name="P4" svg:width="4.315cm" svg:height="0.396cm" svg:x="14.958cm" svg:y="10.109cm" draw:control="control27"/><draw:control draw:style-name="gr2" draw:text-style-name="P4" svg:width="4.315cm" svg:height="0.396cm" svg:x="14.958cm" svg:y="11.633cm" draw:control="control28"/><draw:control draw:style-name="gr2" draw:text-style-name="P4" svg:width="4.315cm" svg:height="0.396cm" svg:x="14.958cm" svg:y="12.381cm" draw:control="control29"/><draw:control draw:style-name="gr2" draw:text-style-name="P4" svg:width="4.315cm" svg:height="0.396cm" svg:x="14.958cm" svg:y="13.131cm" draw:control="control30"/><draw:control draw:style-name="gr2" draw:text-style-name="P4" svg:width="4.315cm" svg:height="0.396cm" svg:x="14.958cm" svg:y="13.882cm" draw:control="control31"/><draw:control draw:style-name="gr2" draw:text-style-name="P4" svg:width="2.271cm" svg:height="0.396cm" svg:x="0.411cm" svg:y="10.109cm" draw:control="control32"/><draw:control draw:style-name="gr2" draw:text-style-name="P4" svg:width="2.73cm" svg:height="0.396cm" svg:x="2.91cm" svg:y="10.109cm" draw:control="control33"/><draw:control draw:style-name="gr2" draw:text-style-name="P4" svg:width="2.786cm" svg:height="0.396cm" svg:x="5.856cm" svg:y="10.109cm" draw:control="control34"/><draw:control draw:style-name="gr2" draw:text-style-name="P4" svg:width="1.853cm" svg:height="0.396cm" svg:x="8.877cm" svg:y="10.109cm" draw:control="control35"/><draw:control draw:style-name="gr2" draw:text-style-name="P4" svg:width="3.774cm" svg:height="0.396cm" svg:x="10.966cm" svg:y="10.109cm" draw:control="control36"/><draw:control draw:style-name="gr2" draw:text-style-name="P4" svg:width="2.271cm" svg:height="0.396cm" svg:x="0.411cm" svg:y="10.885cm" draw:control="control37"/><draw:control draw:style-name="gr2" draw:text-style-name="P4" svg:width="1.692cm" svg:height="0.401cm" svg:x="2.905cm" svg:y="10.885cm" draw:control="control38"/><draw:control draw:style-name="gr2" draw:text-style-name="P4" svg:width="2.304cm" svg:height="0.401cm" svg:x="4.847cm" svg:y="10.885cm" draw:control="control39"/><draw:control draw:style-name="gr2" draw:text-style-name="P4" svg:width="3.301cm" svg:height="0.401cm" svg:x="7.435cm" svg:y="10.885cm" draw:control="control40"/><draw:control draw:style-name="gr2" draw:text-style-name="P4" svg:width="3.793cm" svg:height="0.401cm" svg:x="10.966cm" svg:y="10.885cm" draw:control="control41"/><draw:control draw:style-name="gr2" draw:text-style-name="P4" svg:width="4.315cm" svg:height="0.396cm" svg:x="14.958cm" svg:y="14.648cm" draw:control="control42"/><draw:control draw:style-name="gr2" draw:text-style-name="P8" svg:width="18.864cm" svg:height="0.401cm" svg:x="0.411cm" svg:y="15.394cm" draw:control="control43"/><draw:control draw:style-name="gr2" draw:text-style-name="P4" svg:width="18.864cm" svg:height="0.401cm" svg:x="0.411cm" svg:y="17.008cm" draw:control="control44"/><draw:control draw:style-name="gr2" draw:text-style-name="P5" svg:width="10.891cm" svg:height="1.301cm" svg:x="0.252cm" svg:y="18.565cm" draw:control="control45"/><draw:control draw:name="txtNumeroDocumento" draw:style-name="gr2" draw:text-style-name="P4" svg:width="18.834cm" svg:height="0.396cm" svg:x="0.411cm" svg:y="4.911cm" draw:control="control46"/><draw:control draw:name="txtNumeroDocumento" draw:style-name="gr2" draw:text-style-name="P4" svg:width="14.292cm" svg:height="0.396cm" svg:x="0.409cm" svg:y="11.663cm" draw:control="control47"/><draw:control draw:name="txtNumeroDocumento" draw:style-name="gr2" draw:text-style-name="P4" svg:width="14.292cm" svg:height="0.396cm" svg:x="0.409cm" svg:y="12.081cm" draw:control="control48"/><draw:control draw:name="txtNumeroDocumento" draw:style-name="gr2" draw:text-style-name="P4" svg:width="14.292cm" svg:height="0.396cm" svg:x="0.409cm" svg:y="12.498cm" draw:control="control49"/><draw:control draw:name="txtNumeroDocumento" draw:style-name="gr2" draw:text-style-name="P4" svg:width="14.292cm" svg:height="0.396cm" svg:x="0.409cm" svg:y="12.916cm" draw:control="control50"/><draw:control draw:name="txtNumeroDocumento" draw:style-name="gr2" draw:text-style-name="P4" svg:width="14.292cm" svg:height="0.396cm" svg:x="0.409cm" svg:y="13.351cm" draw:control="control51"/><draw:control draw:name="txtNumeroDocumento" draw:style-name="gr2" draw:text-style-name="P4" svg:width="14.292cm" svg:height="0.396cm" svg:x="0.409cm" svg:y="13.769cm" draw:control="control52"/><draw:control draw:name="txtNumeroDocumento" draw:style-name="gr2" draw:text-style-name="P4" svg:width="14.292cm" svg:height="0.396cm" svg:x="0.409cm" svg:y="14.187cm" draw:control="control53"/><draw:control draw:name="txtNumeroDocumento" draw:style-name="gr2" draw:text-style-name="P4" svg:width="14.292cm" svg:height="0.396cm" svg:x="0.409cm" svg:y="14.618cm" draw:control="control54"/><draw:control draw:style-name="gr2" draw:text-style-name="P8" svg:width="18.864cm" svg:height="0.401cm" svg:x="0.411cm" svg:y="15.821cm" draw:control="control55"/><draw:control draw:style-name="gr2" draw:text-style-name="P8" svg:width="18.864cm" svg:height="0.401cm" svg:x="0.411cm" svg:y="16.239cm" draw:control="control56"/><draw:control draw:style-name="gr2" draw:text-style-name="P4" svg:width="18.864cm" svg:height="0.401cm" svg:x="0.411cm" svg:y="17.431cm" draw:control="control57"/><draw:control draw:style-name="gr2" draw:text-style-name="P4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Mono CJK JP" svg:font-family="'Noto Sans Mono CJK JP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loext:opacity="100%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sael Queiroz</meta:initial-creator>
    <meta:creation-date>2008-01-18T19:37:11</meta:creation-date>
    <dc:date>2024-05-09T08:58:36.234325866</dc:date>
    <meta:editing-cycles>115</meta:editing-cycles>
    <meta:editing-duration>PT8H57M41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